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Times New Roman" style:font-name-complex="Times New Roman" fo:language="ru" fo:country="RU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 fo:language="ru" fo:country="RU"/>
    </style:style>
    <style:style style:name="T25" style:parent-style-name="Основнойшрифтабзаца" style:family="text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imes New Roman" style:font-name-complex="Times New Roman" fo:language="ru" fo:country="RU"/>
    </style:style>
    <style:style style:name="P33" style:parent-style-name="TableContents" style:family="paragraph">
      <style:text-properties style:font-name="Times New Roman" style:font-name-complex="Times New Roman" fo:language="ru" fo:country="RU"/>
    </style:style>
    <style:style style:name="P34" style:parent-style-name="TableContents" style:family="paragraph">
      <style:text-properties style:font-name="Times New Roman" style:font-name-complex="Times New Roman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style:font-name-complex="Times New Roman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style:font-name-complex="Times New Roman"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complex="Times New Roman" fo:language="ru" fo:country="RU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P103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рызгалова Ирина Валерье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реализации<text:s/>метода в классах-наследниках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обычные,</text:span><text:span text:style-name="T23"><text:s/></text:span><text:span text:style-name="T24">вложенные</text:span><text:span text:style-name="T25">,</text:span><text:span text:style-name="T26"><text:s/>интерфейсы, перечисления</text:span>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<text:span text:style-name="T30">?</text:span></text:p>
          </table:table-cell>
          <table:table-cell table:style-name="TableCell31">
            <text:p text:style-name="P32">для классов - запрет наследования от этого класса</text:p>
            <text:p text:style-name="P33">для методов – невозможно переопределение</text:p>
            <text:p text:style-name="P34">для переменных – невозможно их изменения после инициализации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p text:style-name="P40">try (catch/finally)<text:s/></text:p>
            <text:p text:style-name="TableContents"><text:span text:style-name="T41">обычный</text:span><text:span text:style-name="T42"><text:s/></text:span><text:span text:style-name="T43">try</text:span><text:span text:style-name="T44"><text:s/></text:span><text:span text:style-name="T45">и</text:span><text:span text:style-name="T46"><text:s/></text:span><text:span text:style-name="T47">try</text:span><text:span text:style-name="T48"><text:s/></text:span><text:span text:style-name="T49">с</text:span><text:span text:style-name="T50"><text:s/></text:span><text:span text:style-name="T51">ресурсами</text:span></text:p>
          </table:table-cell>
        </table:table-row>
        <table:table-row table:style-name="TableRow52">
          <table:table-cell table:style-name="TableCell53">
            <text:p text:style-name="TableContents"><text:span text:style-name="T54">Какие есть стандартные реализации интерфейса<text:s/></text:span>List<text:span text:style-name="T55"><text:s/>и в каких ситуациях их нужно использовать?</text:span></text:p>
          </table:table-cell>
          <table:table-cell table:style-name="TableCell56">
            <text:p text:style-name="TableContents">ArrayList<text:span text:style-name="T57"><text:s/>– для быстрого доступа к элементам</text:span></text:p>
            <text:p text:style-name="TableContents">LinkedList<text:span text:style-name="T58"><text:s/>– для быстрой вставки/удаления элементов (главным образом в начало и в середину)</text:span></text:p>
          </table:table-cell>
        </table:table-row>
        <table:table-row table:style-name="TableRow59">
          <table:table-cell table:style-name="TableCell60">
            <text:p text:style-name="P61">В чём основная идея стримов из пакета java.util.stream?</text:p>
          </table:table-cell>
          <table:table-cell table:style-name="TableCell62">
            <text:p text:style-name="P63">потоковая обработка информации, компактная запись, задается способ обработки, «ленивая» обработка - результат выдается при применении оконечной операции</text:p>
          </table:table-cell>
        </table:table-row>
        <table:table-row table:style-name="TableRow64">
          <table:table-cell table:style-name="TableCell65" table:number-columns-spanned="2">
            <text:p text:style-name="P66">Разное</text:p>
          </table:table-cell>
          <table:covered-table-cell/>
        </table:table-row>
        <table:table-row table:style-name="TableRow67">
          <table:table-cell table:style-name="TableCell68">
            <text:p text:style-name="P69">Каким критериям должна удовлетворять «хорошая» хэш-функция?</text:p>
          </table:table-cell>
          <table:table-cell table:style-name="TableCell70">
            <text:p text:style-name="P71">для одинаковых объектов равные хэш-функции, должно возникать как можно меньше коллизий</text:p>
          </table:table-cell>
        </table:table-row>
        <table:table-row table:style-name="TableRow72">
          <table:table-cell table:style-name="TableCell73">
            <text:p text:style-name="TableContents"><text:span text:style-name="T74">В чём<text:s/></text:span><text:span text:style-name="T75">причина популярности и широкого распространения кодировки<text:s/></text:span>UTF<text:span text:style-name="T76">-8?</text:span></text:p>
          </table:table-cell>
          <table:table-cell table:style-name="TableCell77">
            <text:p text:style-name="P78">Может кодировать любой символ Unicode, совместимость с ASCII, компактнее чем UTF-16</text:p>
          </table:table-cell>
        </table:table-row>
        <table:table-row table:style-name="TableRow79">
          <table:table-cell table:style-name="TableCell80">
            <text:p text:style-name="TableContents"><text:span text:style-name="T81">Сравните форматы<text:s/></text:span>XML<text:span text:style-name="T82"><text:s/>и<text:s/></text:span>JSON<text:span text:style-name="T83">. Когда какой использовать?</text:span></text:p>
          </table:table-cell>
          <table:table-cell table:style-name="TableCell84">
            <text:p text:style-name="TableContents"><text:span text:style-name="T85">XML</text:span><text:span text:style-name="T86"><text:s/>– язык разметки, расширяем и безопаснее,<text:s/></text:span><text:span text:style-name="T87">JSON</text:span><text:span text:style-name="T88"><text:s/>–</text:span><text:span text:style-name="T89"><text:s/>формат обмена данными, проще и компатнее. Д</text:span><text:span text:style-name="T90">ля получения информации о метаданных –<text:s/></text:span>XML<text:span text:style-name="T91">, для обмена данными -<text:s/></text:span>JSON</text:p>
          </table:table-cell>
        </table:table-row>
        <table:table-row table:style-name="TableRow92">
          <table:table-cell table:style-name="TableCell93">
            <text:p text:style-name="TableContents"><text:span text:style-name="T94">Опишите что будет происходить «под капотом» после ввода адреса сайта в браузере и нажатия<text:s/></text:span>Enter<text:span text:style-name="T95">?</text:span></text:p>
          </table:table-cell>
          <table:table-cell table:style-name="TableCell96">
            <text:p text:style-name="TableContents"><text:span text:style-name="T97">запрос к<text:s/></text:span><text:span text:style-name="T98">DNS</text:span><text:span text:style-name="T99">-серверам для получения<text:s/></text:span><text:span text:style-name="T100">IP</text:span><text:span text:style-name="T101">-адрес</text:span><text:span text:style-name="T102">а сайта -&gt; соединение -&gt; запрос для получения необходимый данных (отображение страницы)</text:span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7-10-20T23:40:00Z</meta:creation-date>
    <dc:date>2021-03-14T12:18:00Z</dc:date>
    <meta:template xlink:href="Normal.dotm" xlink:type="simple"/>
    <meta:editing-cycles>7</meta:editing-cycles>
    <meta:editing-duration>PT7620S</meta:editing-duration>
    <meta:document-statistic meta:page-count="1" meta:paragraph-count="3" meta:word-count="269" meta:character-count="1800" meta:row-count="12" meta:non-whitespace-character-count="1534"/>
  </office:meta>
</office:document-meta>
</file>